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solid" draw:fill-color="#ccffff" draw:textarea-horizontal-align="justify" draw:textarea-vertical-align="middle" draw:auto-grow-height="false" draw:fit-to-size="shrink-to-fit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fit-to-size="shrink-to-fit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 draw:fit-to-size="shrink-to-fit"/>
    </style:style>
    <style:style style:name="gr4" style:family="graphic" style:parent-style-name="objectwithoutfill">
      <style:graphic-properties draw:marker-end="Arrow" draw:marker-end-width="0.3cm" draw:fill="none" draw:textarea-vertical-align="middle" draw:fit-to-size="shrink-to-fit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fit-to-size="shrink-to-fit" fo:min-height="1.70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 draw:fit-to-size="shrink-to-fit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11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1.108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43cm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1.8999996185303pt"/>
    </style:style>
    <style:style style:name="P7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ff6600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6600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823cm" svg:height="5.076cm" svg:x="5.124cm" svg:y="4.77cm">
          <text:p text:style-name="P1"><text:span text:style-name="T1">DYNAMICS OF STRUCTUR</text:span><text:span text:style-name="T2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9.823cm" svg:height="4.111cm" svg:x="5.124cm" svg:y="14.923cm">
          <text:p text:style-name="P1"><text:span text:style-name="T1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036cm" svg:y1="9.846cm" svg:x2="10.035cm" svg:y2="14.923cm" draw:start-shape="id1" draw:start-glue-point="6" draw:end-shape="id2" svg:d="M10036 9846l-1 5077" svg:viewBox="0 0 2 5078">
          <text:p/>
        </draw:connector>
        <draw:custom-shape draw:style-name="gr2" draw:text-style-name="P3" xml:id="id3" draw:id="id3" draw:layer="layout" svg:width="5.895cm" svg:height="5.076cm" svg:x="20.939cm" svg:y="4.81cm">
          <text:p text:style-name="P1"><text:span text:style-name="T1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svg:x1="14.947cm" svg:y1="7.308cm" svg:x2="20.939cm" svg:y2="7.348cm" draw:start-shape="id1" draw:start-glue-point="7" draw:end-shape="id3" draw:end-glue-point="5" svg:d="M14947 7308h501l4989 40h502" svg:viewBox="0 0 5993 41">
          <text:p/>
        </draw:connector>
        <draw:connector draw:style-name="gr4" draw:text-style-name="P1" draw:layer="layout" draw:type="lines" draw:line-skew="6.527cm" svg:x1="23.887cm" svg:y1="9.886cm" svg:x2="14.947cm" svg:y2="16.978cm" draw:start-shape="id3" draw:start-glue-point="6" draw:end-shape="id2" svg:d="M23887 9886v7029l-8439 63h-501" svg:viewBox="0 0 8941 7093">
          <text:p/>
        </draw:connector>
        <draw:frame draw:style-name="gr5" draw:text-style-name="P4" draw:layer="layout" svg:width="7.133cm" svg:height="1.955cm" svg:x="1.528cm" svg:y="1.966cm">
          <draw:text-box>
            <text:p><text:span text:style-name="T3">FLOW OF DATA -:</text:span></text:p>
          </draw:text-box>
        </draw:frame>
        <draw:connector draw:style-name="gr6" draw:layer="layout" svg:x1="7.301cm" svg:y1="2.397cm" svg:x2="11.033cm" svg:y2="2.397cm" svg:d="M7301 2397h3732" svg:viewBox="0 0 3733 1">
          <text:p/>
        </draw:connector>
        <draw:frame draw:style-name="gr7" draw:text-style-name="P5" draw:layer="layout" svg:width="7.747cm" svg:height="1.012cm" svg:x="10.271cm" svg:y="9.89cm">
          <draw:text-box>
            <text:p><text:span text:style-name="T4">Initial, MATRIX, EMAIL, CSV</text:span></text:p>
          </draw:text-box>
        </draw:frame>
        <draw:frame draw:style-name="gr7" draw:text-style-name="P5" draw:layer="layout" svg:width="7.747cm" svg:height="1.012cm" svg:x="6.207cm" svg:y="14.208cm">
          <draw:text-box>
            <text:p><text:span text:style-name="T4">PDF, CSV, MSG</text:span></text:p>
          </draw:text-box>
        </draw:frame>
        <draw:frame draw:style-name="gr7" draw:text-style-name="P5" draw:layer="layout" svg:width="7.747cm" svg:height="1.012cm" svg:x="14.843cm" svg:y="16.117cm">
          <draw:text-box>
            <text:p><text:span text:style-name="T4">PDF</text:span></text:p>
          </draw:text-box>
        </draw:frame>
      </draw:page>
      <draw:page draw:name="page2" draw:style-name="dp1" draw:master-page-name="Default">
        <draw:custom-shape draw:style-name="gr8" draw:text-style-name="P6" xml:id="id4" draw:id="id4" draw:layer="layout" svg:width="3.835cm" svg:height="2.223cm" svg:x="3.515cm" svg:y="17.827cm">
          <text:p text:style-name="P1"><text:span text:style-name="T5">Inde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7" xml:id="id5" draw:id="id5" draw:layer="layout" svg:width="6.18cm" svg:height="2.413cm" svg:x="6.25cm" svg:y="25.13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" svg:x1="5.432cm" svg:y1="20.05cm" svg:x2="9.34cm" svg:y2="25.13cm" draw:start-shape="id4" draw:start-glue-point="6" draw:end-shape="id5" draw:end-glue-point="4" svg:d="M5432 20050l3908 5080" svg:viewBox="0 0 3909 5081">
          <text:p/>
        </draw:connector>
        <draw:custom-shape draw:style-name="gr8" draw:text-style-name="P7" xml:id="id6" draw:id="id6" draw:layer="layout" svg:width="3.175cm" svg:height="2.022cm" svg:x="15.859cm" svg:y="21.828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type="lines" draw:line-skew="2.048cm" svg:x1="17.447cm" svg:y1="23.85cm" svg:x2="12.43cm" svg:y2="26.336cm" draw:start-shape="id6" draw:start-glue-point="6" draw:end-shape="id5" svg:d="M17447 23850v2550l-4515-64h-502" svg:viewBox="0 0 5018 2551">
          <text:p/>
        </draw:connector>
        <draw:custom-shape draw:style-name="gr8" draw:text-style-name="P7" xml:id="id7" draw:id="id7" draw:layer="layout" svg:width="3.666cm" svg:height="2.222cm" svg:x="12.472cm" svg:y="17.827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" svg:x1="14.305cm" svg:y1="20.049cm" svg:x2="9.34cm" svg:y2="25.13cm" draw:start-shape="id7" draw:start-glue-point="6" draw:end-shape="id5" draw:end-glue-point="4" svg:d="M14305 20049l-4965 5081" svg:viewBox="0 0 4966 5082">
          <text:p/>
        </draw:connector>
        <draw:connector draw:style-name="gr11" draw:text-style-name="P1" draw:layer="layout" svg:x1="12.472cm" svg:y1="18.938cm" svg:x2="7.35cm" svg:y2="18.939cm" draw:start-shape="id7" draw:start-glue-point="5" draw:end-shape="id4" draw:end-glue-point="7" svg:d="M12472 18938h-2561v1h-2561" svg:viewBox="0 0 5123 2">
          <text:p/>
        </draw:connector>
        <draw:custom-shape draw:style-name="gr8" draw:text-style-name="P8" xml:id="id8" draw:id="id8" draw:layer="layout" svg:width="5.08cm" svg:height="2.482cm" svg:x="7.35cm" svg:y="7.35cm">
          <text:p text:style-name="P1"><text:span text:style-name="T7">Civilsage/vie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2.67cm" svg:x1="9.89cm" svg:y1="9.832cm" svg:x2="14.305cm" svg:y2="17.827cm" draw:start-shape="id8" draw:start-glue-point="6" draw:end-shape="id7" draw:end-glue-point="4" svg:d="M9890 9832v1328h4415v6667" svg:viewBox="0 0 4416 7996">
          <text:p/>
        </draw:connector>
        <draw:connector draw:style-name="gr10" draw:text-style-name="P1" draw:layer="layout" draw:line-skew="-1.251cm" svg:x1="7.35cm" svg:y1="8.591cm" svg:x2="3.515cm" svg:y2="18.939cm" draw:start-shape="id8" draw:start-glue-point="5" draw:end-shape="id4" draw:end-glue-point="5" svg:d="M7350 8591h-5588v10348h1753" svg:viewBox="0 0 5589 10349">
          <text:p/>
        </draw:connector>
        <draw:connector draw:style-name="gr10" draw:text-style-name="P1" draw:layer="layout" svg:x1="9.89cm" svg:y1="7.35cm" svg:x2="9.89cm" svg:y2="5.275cm" draw:start-shape="id8" draw:start-glue-point="4" draw:end-shape="id9" svg:d="M9890 7350v-2075" svg:viewBox="0 0 1 2076">
          <text:p/>
        </draw:connector>
        <draw:custom-shape draw:style-name="gr8" draw:text-style-name="P7" xml:id="id9" draw:id="id9" draw:layer="layout" svg:width="7.62cm" svg:height="2.37cm" svg:x="6.08cm" svg:y="2.905cm">
          <text:p text:style-name="P1"><text:span text:style-name="T5">Temp*/</text:span></text:p>
          <text:p text:style-name="P1"><text:span text:style-name="T5">(Tempo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7.35cm" svg:y1="13.795cm" svg:x2="5.432cm" svg:y2="17.827cm" draw:start-shape="id10" draw:start-glue-point="5" draw:end-shape="id4" draw:end-glue-point="4" svg:d="M7350 13795h-1918v4032" svg:viewBox="0 0 1919 4033">
          <text:p/>
        </draw:connector>
        <draw:connector draw:style-name="gr11" draw:text-style-name="P1" draw:layer="layout" svg:x1="12.43cm" svg:y1="8.591cm" svg:x2="17.447cm" svg:y2="21.828cm" draw:start-shape="id8" draw:start-glue-point="7" draw:end-shape="id6" draw:end-glue-point="4" svg:d="M12430 8591h5017v13237" svg:viewBox="0 0 5018 13238">
          <text:p/>
        </draw:connector>
        <draw:frame draw:style-name="gr12" draw:text-style-name="P9" draw:layer="layout" svg:width="4.699cm" svg:height="1.358cm" svg:x="1.254cm" svg:y="1.166cm">
          <draw:text-box>
            <text:p><text:span text:style-name="T2">FLOW OF DATA -:</text:span></text:p>
          </draw:text-box>
        </draw:frame>
        <draw:connector draw:style-name="gr13" draw:layer="layout" svg:x1="6.461cm" svg:y1="1.635cm" svg:x2="10.242cm" svg:y2="1.635cm" svg:d="M6461 1635h3781" svg:viewBox="0 0 3782 1">
          <text:p/>
        </draw:connector>
        <draw:custom-shape draw:style-name="gr8" draw:text-style-name="P7" xml:id="id10" draw:id="id10" draw:layer="layout" svg:width="3.937cm" svg:height="2.222cm" svg:x="7.35cm" svg:y="12.684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line-skew="-0.099cm" svg:x1="9.319cm" svg:y1="12.684cm" svg:x2="9.89cm" svg:y2="9.832cm" draw:start-shape="id10" draw:start-glue-point="4" draw:end-shape="id8" draw:end-glue-point="6" svg:d="M9319 12684v-1524h571v-1328" svg:viewBox="0 0 572 2853">
          <text:p/>
        </draw:connector>
        <draw:connector draw:style-name="gr14" draw:text-style-name="P1" draw:layer="layout" svg:x1="9.319cm" svg:y1="14.906cm" svg:x2="9.34cm" svg:y2="25.13cm" draw:start-shape="id10" draw:start-glue-point="6" draw:end-shape="id5" draw:end-glue-point="0" svg:d="M9319 14906v5112h21v5112" svg:viewBox="0 0 22 10225">
          <text:p/>
        </draw:connector>
        <draw:frame draw:style-name="gr7" draw:text-style-name="P10" draw:layer="layout" svg:width="1.905cm" svg:height="1.012cm" svg:x="3.921cm" svg:y="20.177cm">
          <draw:text-box>
            <text:p><text:span text:style-name="T8">Initial</text:span></text:p>
          </draw:text-box>
        </draw:frame>
        <draw:frame draw:style-name="gr7" draw:text-style-name="P10" draw:layer="layout" svg:width="2.921cm" svg:height="1.012cm" svg:x="13.954cm" svg:y="20.177cm">
          <draw:text-box>
            <text:p><text:span text:style-name="T8">CSV, EMAIL</text:span></text:p>
          </draw:text-box>
        </draw:frame>
        <draw:frame draw:style-name="gr7" draw:text-style-name="P10" draw:layer="layout" svg:width="2.413cm" svg:height="1.081cm" svg:x="8.112cm" svg:y="22.779cm">
          <draw:text-box>
            <text:p><text:span text:style-name="T8">PDF,</text:span></text:p>
            <text:p><text:span text:style-name="T8">MSG</text:span></text:p>
          </draw:text-box>
        </draw:frame>
        <draw:frame draw:style-name="gr7" draw:text-style-name="P10" draw:layer="layout" svg:width="1.905cm" svg:height="1.012cm" svg:x="7.223cm" svg:y="18.272cm">
          <draw:text-box>
            <text:p><text:span text:style-name="T8">MSG</text:span></text:p>
          </draw:text-box>
        </draw:frame>
        <draw:frame draw:style-name="gr7" draw:text-style-name="P10" draw:layer="layout" svg:width="1.905cm" svg:height="1.012cm" svg:x="5.445cm" svg:y="17.129cm">
          <draw:text-box>
            <text:p><text:span text:style-name="T8">MSG</text:span></text:p>
          </draw:text-box>
        </draw:frame>
        <draw:frame draw:style-name="gr7" draw:text-style-name="P10" draw:layer="layout" svg:width="1.905cm" svg:height="1.012cm" svg:x="1.889cm" svg:y="18.272cm">
          <draw:text-box>
            <text:p><text:span text:style-name="T8">MSG</text:span></text:p>
          </draw:text-box>
        </draw:frame>
        <draw:frame draw:style-name="gr7" draw:text-style-name="P10" draw:layer="layout" svg:width="1.905cm" svg:height="1.012cm" svg:x="9.89cm" svg:y="24.372cm">
          <draw:text-box>
            <text:p><text:span text:style-name="T8">MSG</text:span></text:p>
          </draw:text-box>
        </draw:frame>
        <draw:frame draw:style-name="gr7" draw:text-style-name="P10" draw:layer="layout" svg:width="2.413cm" svg:height="1.012cm" svg:x="6.461cm" svg:y="24.368cm">
          <draw:text-box>
            <text:p><text:span text:style-name="T8">MSG,CSV</text:span></text:p>
          </draw:text-box>
        </draw:frame>
        <draw:frame draw:style-name="gr7" draw:text-style-name="P10" draw:layer="layout" svg:width="1.905cm" svg:height="1.012cm" svg:x="14.462cm" svg:y="17.002cm">
          <draw:text-box>
            <text:p><text:span text:style-name="T8">MSG</text:span></text:p>
          </draw:text-box>
        </draw:frame>
        <draw:frame draw:style-name="gr7" draw:text-style-name="P10" draw:layer="layout" svg:width="3.556cm" svg:height="1.012cm" svg:x="9.509cm" svg:y="14.843cm">
          <draw:text-box>
            <text:p><text:span text:style-name="T8">MATRIX, EMAIL</text:span></text:p>
          </draw:text-box>
        </draw:frame>
        <draw:frame draw:style-name="gr7" draw:text-style-name="P10" draw:layer="layout" svg:width="1.905cm" svg:height="1.012cm" svg:x="12.43cm" svg:y="25.642cm">
          <draw:text-box>
            <text:p><text:span text:style-name="T8">PDF</text:span></text:p>
          </draw:text-box>
        </draw:frame>
        <draw:frame draw:style-name="gr7" draw:text-style-name="P10" draw:layer="layout" svg:width="3.048cm" svg:height="1.012cm" svg:x="10.144cm" svg:y="9.894cm">
          <draw:text-box>
            <text:p><text:span text:style-name="T8">CSV, <text:s/>EMAIL</text:span></text:p>
          </draw:text-box>
        </draw:frame>
        <draw:frame draw:style-name="gr15" draw:text-style-name="P5" draw:layer="layout" svg:width="7.747cm" svg:height="0.729cm" svg:x="10.525cm" svg:y="5.318cm">
          <draw:text-box>
            <text:p><text:span text:style-name="T4">Initial, MATRIX ,civil.sh, EMAIL</text:span></text:p>
          </draw:text-box>
        </draw:frame>
        <draw:frame draw:style-name="gr7" draw:text-style-name="P5" draw:layer="layout" svg:width="1.524cm" svg:height="1.012cm" svg:x="17.51cm" svg:y="20.816cm">
          <draw:text-box>
            <text:p><text:span text:style-name="T4">PDF</text:span></text:p>
          </draw:text-box>
        </draw:frame>
        <draw:frame draw:style-name="gr7" draw:text-style-name="P5" draw:layer="layout" svg:width="1.524cm" svg:height="1.012cm" svg:x="7.985cm" svg:y="6.715cm">
          <draw:text-box>
            <text:p><text:span text:style-name="T4">PDF</text:span></text:p>
          </draw:text-box>
        </draw:frame>
        <draw:frame draw:style-name="gr7" draw:text-style-name="P10" draw:layer="layout" svg:width="1.905cm" svg:height="1.012cm" svg:x="9.382cm" svg:y="11.922cm">
          <draw:text-box>
            <text:p><text:span text:style-name="T8">MSG</text:span></text:p>
          </draw:text-box>
        </draw:frame>
        <draw:frame draw:style-name="gr7" draw:text-style-name="P10" draw:layer="layout" svg:width="3.556cm" svg:height="1.012cm" svg:x="6.715cm" svg:y="9.894cm">
          <draw:text-box>
            <text:p><text:span text:style-name="T8">MATRIX, EMAIL</text:span></text:p>
          </draw:text-box>
        </draw:frame>
        <draw:frame draw:style-name="gr7" draw:text-style-name="P10" draw:layer="layout" svg:width="1.905cm" svg:height="1.012cm" svg:x="5.699cm" svg:y="7.985cm">
          <draw:text-box>
            <text:p><text:span text:style-name="T8">Initial</text:span></text:p>
          </draw:text-box>
        </draw:frame>
      </draw:page>
      <draw:page draw:name="page3" draw:style-name="dp1" draw:master-page-name="Default">
        <draw:custom-shape draw:style-name="gr16" draw:text-style-name="P11" xml:id="id12" draw:id="id12" draw:layer="layout" svg:width="6.35cm" svg:height="2.872cm" svg:x="2.27cm" svg:y="16.289cm">
          <text:p text:style-name="P1"><text:span text:style-name="T9">File.html</text:span></text:p>
          <text:p text:style-name="P1"><text:span text:style-name="T9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1" xml:id="id11" draw:id="id11" draw:layer="layout" svg:width="6.35cm" svg:height="2.955cm" svg:x="2.27cm" svg:y="7.883cm">
          <text:p text:style-name="P1"><text:span text:style-name="T9">Matrix.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1" xml:id="id13" draw:id="id13" draw:layer="layout" svg:width="8.206cm" svg:height="2.955cm" svg:x="18.13cm" svg:y="7.871cm">
          <text:p text:style-name="P1"><text:span text:style-name="T9">Last.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1" xml:id="id16" draw:id="id16" draw:layer="layout" svg:width="3.024cm" svg:height="2.376cm" svg:x="17.407cm" svg:y="13.7cm">
          <text:p text:style-name="P1"><text:span text:style-name="T9">Ab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7" draw:id="id17" draw:layer="layout" svg:width="3.024cm" svg:height="2.375cm" svg:x="23.733cm" svg:y="13.7cm">
          <text:p text:style-name="P1"><text:span text:style-name="T9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5" draw:id="id15" draw:layer="layout" svg:width="3.027cm" svg:height="2.375cm" svg:x="12.324cm" svg:y="13.7cm">
          <text:p text:style-name="P1"><text:span text:style-name="T9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4" draw:id="id14" draw:layer="layout" svg:width="5.08cm" svg:height="2.057cm" svg:x="2.905cm" svg:y="2.778cm">
          <text:p text:style-name="P1"><text:span text:style-name="T9">Sample CSV</text:span></text:p>
          <text:p text:style-name="P1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5.445cm" svg:y1="10.838cm" svg:x2="5.445cm" svg:y2="16.289cm" draw:start-shape="id11" draw:start-glue-point="6" draw:end-shape="id12" draw:end-glue-point="4" svg:d="M5445 10838v5451" svg:viewBox="0 0 1 5452">
          <text:p/>
        </draw:connector>
        <draw:connector draw:style-name="gr17" draw:text-style-name="P1" draw:layer="layout" svg:x1="8.62cm" svg:y1="9.361cm" svg:x2="18.13cm" svg:y2="9.349cm" draw:start-shape="id11" draw:start-glue-point="7" draw:end-shape="id13" draw:end-glue-point="5" svg:d="M8620 9361h4756v-12h4754" svg:viewBox="0 0 9511 13">
          <text:p/>
        </draw:connector>
        <draw:connector draw:style-name="gr18" draw:text-style-name="P1" draw:layer="layout" svg:x1="5.445cm" svg:y1="7.883cm" svg:x2="5.445cm" svg:y2="4.835cm" draw:start-shape="id11" draw:start-glue-point="4" draw:end-shape="id14" svg:d="M5445 7883v-3048" svg:viewBox="0 0 1 3049">
          <text:p/>
        </draw:connector>
        <draw:connector draw:style-name="gr18" draw:text-style-name="P1" draw:layer="layout" draw:type="line" svg:x1="8.62cm" svg:y1="17.725cm" svg:x2="13.837cm" svg:y2="16.075cm" draw:start-shape="id12" draw:start-glue-point="7" draw:end-shape="id15" draw:end-glue-point="2" svg:d="M8620 17725l5217-1650" svg:viewBox="0 0 5218 1651">
          <text:p/>
        </draw:connector>
        <draw:connector draw:style-name="gr18" draw:text-style-name="P1" draw:layer="layout" draw:type="line" svg:x1="5.445cm" svg:y1="10.838cm" svg:x2="13.837cm" svg:y2="13.7cm" draw:start-shape="id11" draw:start-glue-point="6" draw:end-shape="id15" draw:end-glue-point="0" svg:d="M5445 10838l8392 2862" svg:viewBox="0 0 8393 2863">
          <text:p/>
        </draw:connector>
        <draw:connector draw:style-name="gr18" draw:text-style-name="P1" draw:layer="layout" draw:type="line" svg:x1="5.445cm" svg:y1="10.838cm" svg:x2="18.919cm" svg:y2="13.7cm" draw:start-shape="id11" draw:start-glue-point="6" draw:end-shape="id16" draw:end-glue-point="0" svg:d="M5445 10838l13474 2862" svg:viewBox="0 0 13475 2863">
          <text:p/>
        </draw:connector>
        <draw:connector draw:style-name="gr18" draw:text-style-name="P1" draw:layer="layout" draw:type="line" svg:x1="5.445cm" svg:y1="10.838cm" svg:x2="25.245cm" svg:y2="13.7cm" draw:start-shape="id11" draw:start-glue-point="6" draw:end-shape="id17" draw:end-glue-point="0" svg:d="M5445 10838l19800 2862" svg:viewBox="0 0 19801 2863">
          <text:p/>
        </draw:connector>
        <draw:connector draw:style-name="gr18" draw:text-style-name="P1" draw:layer="layout" draw:type="line" svg:x1="22.233cm" svg:y1="10.826cm" svg:x2="13.837cm" svg:y2="13.7cm" draw:start-shape="id13" draw:start-glue-point="6" draw:end-shape="id15" draw:end-glue-point="0" svg:d="M22233 10826l-8396 2874" svg:viewBox="0 0 8397 2875">
          <text:p/>
        </draw:connector>
        <draw:connector draw:style-name="gr18" draw:text-style-name="P1" draw:layer="layout" draw:type="line" svg:x1="8.62cm" svg:y1="17.725cm" svg:x2="18.919cm" svg:y2="16.076cm" draw:start-shape="id12" draw:start-glue-point="7" draw:end-shape="id16" draw:end-glue-point="2" svg:d="M8620 17725l10299-1649" svg:viewBox="0 0 10300 1650">
          <text:p/>
        </draw:connector>
        <draw:connector draw:style-name="gr18" draw:text-style-name="P1" draw:layer="layout" draw:type="line" svg:x1="22.233cm" svg:y1="10.826cm" svg:x2="18.919cm" svg:y2="13.7cm" draw:start-shape="id13" draw:start-glue-point="6" draw:end-shape="id16" draw:end-glue-point="0" svg:d="M22233 10826l-3314 2874" svg:viewBox="0 0 3315 2875">
          <text:p/>
        </draw:connector>
        <draw:connector draw:style-name="gr18" draw:text-style-name="P1" draw:layer="layout" draw:type="line" svg:x1="8.62cm" svg:y1="17.725cm" svg:x2="25.245cm" svg:y2="16.075cm" draw:start-shape="id12" draw:start-glue-point="7" draw:end-shape="id17" draw:end-glue-point="2" svg:d="M8620 17725l16625-1650" svg:viewBox="0 0 16626 1651">
          <text:p/>
        </draw:connector>
        <draw:connector draw:style-name="gr18" draw:text-style-name="P1" draw:layer="layout" draw:type="line" svg:x1="22.233cm" svg:y1="10.826cm" svg:x2="25.245cm" svg:y2="13.7cm" draw:start-shape="id13" draw:start-glue-point="6" draw:end-shape="id17" draw:end-glue-point="0" svg:d="M22233 10826l3012 2874" svg:viewBox="0 0 3013 2875">
          <text:p/>
        </draw:connector>
        <draw:frame draw:style-name="gr19" draw:layer="layout" svg:width="5.334cm" svg:height="1.393cm" svg:x="16.24cm" svg:y="2.27cm">
          <draw:text-box>
            <text:p/>
          </draw:text-box>
        </draw:frame>
        <draw:frame draw:style-name="gr7" draw:text-style-name="P10" draw:layer="layout" svg:width="3.048cm" svg:height="1.081cm" svg:x="6.207cm" svg:y="4.814cm">
          <draw:text-box>
            <text:p><text:span text:style-name="T8">SAMPLE CSV BUTTON</text:span></text:p>
          </draw:text-box>
        </draw:frame>
        <draw:frame draw:style-name="gr7" draw:text-style-name="P10" draw:layer="layout" svg:width="3.556cm" svg:height="1.012cm" svg:x="1.762cm" svg:y="15.482cm">
          <draw:text-box>
            <text:p><text:span text:style-name="T8">SUBMIT BUTTON</text:span></text:p>
          </draw:text-box>
        </draw:frame>
        <draw:frame draw:style-name="gr7" draw:text-style-name="P10" draw:layer="layout" svg:width="3.556cm" svg:height="1.081cm" svg:x="1.635cm" svg:y="10.906cm">
          <draw:text-box>
            <text:p><text:span text:style-name="T8">HOME,SUBMIT BUTTON</text:span></text:p>
          </draw:text-box>
        </draw:frame>
        <draw:frame draw:style-name="gr7" draw:text-style-name="P10" draw:layer="layout" svg:width="3.556cm" svg:height="1.081cm" svg:x="8.747cm" svg:y="8.174cm">
          <draw:text-box>
            <text:p><text:span text:style-name="T8">HOME,SUBMIT BUTTON</text:span></text:p>
          </draw:text-box>
        </draw:frame>
        <draw:frame draw:style-name="gr7" draw:text-style-name="P10" draw:layer="layout" svg:width="3.556cm" svg:height="1.012cm" svg:x="14.462cm" svg:y="7.859cm">
          <draw:text-box>
            <text:p><text:span text:style-name="T8">SUBMIT BUTTON</text:span></text:p>
          </draw:text-box>
        </draw:frame>
        <draw:frame draw:style-name="gr7" draw:text-style-name="P10" draw:layer="layout" svg:width="3.556cm" svg:height="1.081cm" svg:x="15.478cm" svg:y="15.286cm">
          <draw:text-box>
            <text:p><text:span text:style-name="T8">CONTACT BUTTON</text:span></text:p>
          </draw:text-box>
        </draw:frame>
        <draw:frame draw:style-name="gr20" draw:text-style-name="P10" draw:layer="layout" svg:width="3.556cm" svg:height="0.762cm" svg:x="9.255cm" svg:y="15.605cm">
          <draw:text-box>
            <text:p><text:span text:style-name="T8">HELP BUTTON</text:span></text:p>
          </draw:text-box>
        </draw:frame>
        <draw:frame draw:style-name="gr20" draw:text-style-name="P10" draw:layer="layout" svg:width="2.286cm" svg:height="1.081cm" svg:x="21.32cm" svg:y="15.286cm">
          <draw:text-box>
            <text:p><text:span text:style-name="T8">CONTACT BUTTON</text:span></text:p>
          </draw:text-box>
        </draw:frame>
        <draw:frame draw:style-name="gr12" draw:text-style-name="P9" draw:layer="layout" svg:width="4.699cm" svg:height="1.358cm" svg:x="10.906cm" svg:y="2.778cm">
          <draw:text-box>
            <text:p><text:span text:style-name="T2">Change of view -:</text:span></text:p>
          </draw:text-box>
        </draw:frame>
        <draw:connector draw:style-name="gr13" draw:layer="layout" svg:x1="15.605cm" svg:y1="3.286cm" svg:x2="19.386cm" svg:y2="3.286cm" svg:d="M15605 3286h3781" svg:viewBox="0 0 3782 1">
          <text:p/>
        </draw:connector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4:59:46.697022382</meta:creation-date>
    <dc:date>2015-11-16T22:44:31.605601937</dc:date>
    <meta:editing-duration>PT15M14S</meta:editing-duration>
    <meta:editing-cycles>7</meta:editing-cycles>
    <meta:generator>LibreOffice/4.2.8.2$Linux_X86_64 LibreOffice_project/420m0$Build-2</meta:generator>
    <meta:document-statistic meta:object-count="79"/>
  </office:meta>
</office:document-meta>
</file>